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.model.acc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</table:table-row>
        <table:table-row table:style-name="ro1">
          <table:table-cell office:value-type="string" calcext:value-type="string">
            <text:p>access_cesta_de_la_compra_cesta_de_la_compra</text:p>
          </table:table-cell>
          <table:table-cell office:value-type="string" calcext:value-type="string">
            <text:p>cesta_de_la_compra.cesta_de_la_compra</text:p>
          </table:table-cell>
          <table:table-cell office:value-type="string" calcext:value-type="string">
            <text:p>model_cesta_de_la_compra_cesta_de_la_compra</text:p>
          </table:table-cell>
          <table:table-cell office:value-type="string" calcext:value-type="string">
            <text:p>base.group_use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ss_cesta_de_la_compra_comprador_class</text:p>
          </table:table-cell>
          <table:table-cell office:value-type="string" calcext:value-type="string">
            <text:p>model_cesta_de_la_compras_cesta_de_la_compras.group1</text:p>
          </table:table-cell>
          <table:table-cell office:value-type="string" calcext:value-type="string">
            <text:p>model_cesta_de_la_compra_cesta_de_la_compra_class</text:p>
          </table:table-cell>
          <table:table-cell table:style-name="ce1" office:value-type="string" calcext:value-type="string">
            <text:p>group_cesta_de_la_compra_grupo1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5T12:48:28.580697413</dc:date>
    <meta:editing-duration>PT1M19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